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deforces 191B Demonstration Solution</text:h>
      <text:p text:style-name="Text_20_body">本文內容遵從<text:a xlink:type="simple" xlink:href="http://creativecommons.org/licenses/by-nc-sa/3.0/deed.zh">CC版權協議-署名-非商业性使用-相同方式共享 3.0 Unported (CC BY-NC-SA 3.0) </text:a></text:p>
      <text:p text:style-name="Standard">Write by Gestalt Lur</text:p>
      <text:p text:style-name="Standard">2012-06-28</text:p>
      <text:p text:style-name="Standard">原題： http://codeforces.com/problemset/problem/191/B</text:p>
      <text:h text:style-name="P1" text:outline-level="2">题目大意</text:h>
      <text:p text:style-name="Standard"><text:tab/>給出n,k,b三個整數和包含n個正整數的數列a。要在a當中選取k個除了a_n之外的總和超過b的數字且要求選取的數字下標的最小值最小。</text:p>
      <text:h text:style-name="P1" text:outline-level="2">算法分析</text:h>
      <text:p text:style-name="Standard"><text:tab/>因為起作用的只有那個下標最小的數字，因此如果先選取k-1個數字設它們的和為sum,那麽可以想到如果在b-sum&gt;0的前提下b-sum的值越小，那麽剩下的那個可供選擇的數字就會更多，選取剩下的數字中加上sum大于b且下標最小的那個即可。</text:p>
      <text:p text:style-name="Standard"><text:tab/>實現的時候可以降序排序之後選擇至多k-1個數字使得b-sum盡可能小，然後再選擇符合條件的第最後一個數字即可。</text:p>
      <text:h text:style-name="P1" text:outline-level="2">参考代码</text:h>
      <text:p text:style-name="Text_20_body"><text:span text:style-name="T1">Python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#CF 191B</text:p>
            <text:p text:style-name="Table_20_Contents">#write by Gestalt Lur</text:p>
            <text:p text:style-name="Table_20_Contents">#2012-06-28</text:p>
            <text:p text:style-name="Table_20_Contents">#ACCEPTED</text:p>
            <text:p text:style-name="Table_20_Contents">def sort( i , j , a , idx ):</text:p>
            <text:p text:style-name="Table_20_Contents"><text:s text:c="4"/>if i &gt;= j:</text:p>
            <text:p text:style-name="Table_20_Contents"><text:s text:c="8"/>return ;</text:p>
            <text:p text:style-name="Table_20_Contents"><text:s text:c="4"/>m = i;</text:p>
            <text:p text:style-name="Table_20_Contents"><text:s text:c="4"/>n = j;</text:p>
            <text:p text:style-name="Table_20_Contents"><text:s text:c="4"/>k = a[ ( i + j ) &gt;&gt; 1 ];</text:p>
            <text:p text:style-name="Table_20_Contents"><text:s text:c="4"/>while m &lt;= n :</text:p>
            <text:p text:style-name="Table_20_Contents"><text:s text:c="8"/>while a[ m ] &gt; k :</text:p>
            <text:p text:style-name="Table_20_Contents"><text:s text:c="12"/>m = m + 1;</text:p>
            <text:p text:style-name="Table_20_Contents"><text:s text:c="8"/>while a[ n ] &lt; k :</text:p>
            <text:p text:style-name="Table_20_Contents"><text:s text:c="12"/>n = n - 1;</text:p>
            <text:p text:style-name="Table_20_Contents"><text:s text:c="8"/>if m &lt;= n :</text:p>
            <text:p text:style-name="Table_20_Contents"><text:s text:c="12"/>t = a[ n ];</text:p>
            <text:p text:style-name="Table_20_Contents"><text:s text:c="12"/>a[ n ] = a[ m ];</text:p>
            <text:p text:style-name="Table_20_Contents"><text:s text:c="12"/>a[ m ] = t;</text:p>
            <text:p text:style-name="Table_20_Contents"><text:s text:c="12"/>t = idx[ n ];</text:p>
            <text:p text:style-name="Table_20_Contents"><text:soft-page-break/><text:s text:c="12"/>idx[ n ] = idx[ m ];</text:p>
            <text:p text:style-name="Table_20_Contents"><text:s text:c="12"/>idx[ m ] = t;</text:p>
            <text:p text:style-name="Table_20_Contents"><text:s text:c="12"/>m = m + 1;</text:p>
            <text:p text:style-name="Table_20_Contents"><text:s text:c="12"/>n = n - 1;</text:p>
            <text:p text:style-name="Table_20_Contents"><text:s text:c="4"/>sort( i , n , a , idx );</text:p>
            <text:p text:style-name="Table_20_Contents"><text:s text:c="4"/>sort( m , j , a , idx );</text:p>
            <text:p text:style-name="Table_20_Contents"/>
            <text:p text:style-name="Table_20_Contents">t = raw_input().split(' ');</text:p>
            <text:p text:style-name="Table_20_Contents">n = int(t[ 0 ]);</text:p>
            <text:p text:style-name="Table_20_Contents">d = int(t[ 1 ]);</text:p>
            <text:p text:style-name="Table_20_Contents">m = int(input());</text:p>
            <text:p text:style-name="Table_20_Contents">a = map( int , raw_input().split(' ') );</text:p>
            <text:p text:style-name="Table_20_Contents"/>
            <text:p text:style-name="Table_20_Contents">idx = [];</text:p>
            <text:p text:style-name="Table_20_Contents">sign = [];</text:p>
            <text:p text:style-name="Table_20_Contents">for i in range( 0 , n ):</text:p>
            <text:p text:style-name="Table_20_Contents"><text:s text:c="4"/>idx.append( i + 1 );</text:p>
            <text:p text:style-name="Table_20_Contents"><text:s text:c="4"/>sign.append( False );</text:p>
            <text:p text:style-name="Table_20_Contents">sort( 0 , n - 1 , a , idx );</text:p>
            <text:p text:style-name="Table_20_Contents"/>
            <text:p text:style-name="Table_20_Contents">cnt = 0;</text:p>
            <text:p text:style-name="Table_20_Contents">ans = n;</text:p>
            <text:p text:style-name="Table_20_Contents">for i in range( 0 , n ):</text:p>
            <text:p text:style-name="Table_20_Contents"><text:s text:c="4"/>if m - a[ i ] &gt;= 0 and cnt &lt; d - 1 and idx[ i ] != n:</text:p>
            <text:p text:style-name="Table_20_Contents"><text:s text:c="8"/>m = m - a[ i ];</text:p>
            <text:p text:style-name="Table_20_Contents"><text:s text:c="8"/>cnt = cnt + 1;</text:p>
            <text:p text:style-name="Table_20_Contents"><text:s text:c="8"/>sign[ idx[ i ] - 1 ] = True;</text:p>
            <text:p text:style-name="Table_20_Contents"><text:s text:c="8"/>ans = min( idx[ i ] , ans );</text:p>
            <text:p text:style-name="Table_20_Contents"/>
            <text:p text:style-name="Table_20_Contents">full = False;</text:p>
            <text:p text:style-name="Table_20_Contents">for i in range( 0 , n ):</text:p>
            <text:p text:style-name="Table_20_Contents"><text:s text:c="4"/>if idx[ i ] != n and m - a[ i ] &lt; 0 and sign[ idx[ i ] - 1 ] == False: <text:s/></text:p>
            <text:p text:style-name="Table_20_Contents"><text:s text:c="8"/>ans = min( idx[ i ] , ans );</text:p>
            <text:p text:style-name="Table_20_Contents"><text:s text:c="8"/>full = True;</text:p>
            <text:p text:style-name="Table_20_Contents"/>
            <text:p text:style-name="Table_20_Contents">if full == False:</text:p>
            <text:p text:style-name="Table_20_Contents"><text:s text:c="4"/>print n;</text:p>
            <text:p text:style-name="Table_20_Contents">else :</text:p>
            <text:p text:style-name="Table_20_Contents"><text:s text:c="4"/>print ans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DejaVu Serif Condensed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stapolur </meta:initial-creator>
    <meta:creation-date>2012-06-27T13:44:17</meta:creation-date>
    <dc:date>2012-06-28T11:02:41</dc:date>
    <dc:creator>gestapolur </dc:creator>
    <meta:editing-duration>PT32M3S</meta:editing-duration>
    <meta:editing-cycles>6</meta:editing-cycles>
    <meta:generator>LibreOffice/3.4$Linux LibreOffice_project/340m1$Build-402</meta:generator>
    <meta:document-statistic meta:table-count="1" meta:image-count="0" meta:object-count="0" meta:page-count="2" meta:paragraph-count="66" meta:word-count="368" meta:character-count="1650" meta:non-whitespace-character-count="1168"/>
  </office:meta>
</office:document-meta>
</file>